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f(a,b,c) = (a+b')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=m1,m5,m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g(w,x,y,z) = wx'+yz'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=m2,m6,m8,m9,m10,m11,m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8:27:07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8:09:49.404000000</meta:creation-date>
    <dc:date>2015-07-12T10:33:47.729000000</dc:date>
    <meta:editing-duration>PT22H40M42S</meta:editing-duration>
    <meta:editing-cycles>2</meta:editing-cycles>
    <meta:generator>LibreOffice/4.4.3.2$Windows_x86 LibreOffice_project/88805f81e9fe61362df02b9941de8e38a9b5fd16</meta:generator>
    <meta:document-statistic meta:table-count="1" meta:cell-count="149" meta:object-count="0"/>
  </office:meta>
</office:document-meta>
</file>